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8"/>
    <style:style style:name="ce2" style:family="table-cell" style:parent-style-name="Default" style:data-style-name="N145"/>
    <style:style style:name="ce3" style:family="table-cell" style:parent-style-name="Default" style:data-style-name="N2"/>
    <style:style style:name="ce4" style:family="table-cell" style:parent-style-name="Default" style:data-style-name="N14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0" table:default-cell-style-name="ce1"/>
        <table:table-row table:style-name="ro1">
          <table:table-cell office:value-type="string">
            <text:p>Variables:</text:p>
          </table:table-cell>
          <table:table-cell office:value-type="string">
            <text:p>q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3</text:p>
          </table:table-cell>
          <table:table-cell office:value-type="string">
            <text:p>e4</text:p>
          </table:table-cell>
          <table:table-cell office:value-type="string">
            <text:p>e5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Integer</text:p>
          </table:table-cell>
          <table:table-cell table:number-columns-repeated="10" office:value-type="string">
            <text:p>Float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0">
            <text:p>0</text:p>
          </table:table-cell>
          <table:table-cell table:style-name="ce2" office:value-type="float" office:value="14060">
            <text:p>1.406E+04</text:p>
          </table:table-cell>
          <table:table-cell table:style-name="ce2" office:value-type="float" office:value="141700">
            <text:p>1.417E+05</text:p>
          </table:table-cell>
          <table:table-cell table:style-name="ce2" office:value-type="float" office:value="209100">
            <text:p>2.091E+05</text:p>
          </table:table-cell>
          <table:table-cell table:style-name="ce2" office:value-type="float" office:value="376200">
            <text:p>3.762E+05</text:p>
          </table:table-cell>
          <table:table-cell table:style-name="ce2" office:value-type="float" office:value="-124700">
            <text:p>-1.247E+05</text:p>
          </table:table-cell>
          <table:table-cell table:style-name="ce3" office:value-type="float" office:value="15.58">
            <text:p>15.58</text:p>
          </table:table-cell>
          <table:table-cell table:style-name="ce3" office:value-type="float" office:value="22.95">
            <text:p>22.95</text:p>
          </table:table-cell>
          <table:table-cell table:style-name="ce3" office:value-type="float" office:value="50.83">
            <text:p>50.83</text:p>
          </table:table-cell>
          <table:table-cell table:style-name="ce3" office:value-type="float" office:value="830.27">
            <text:p>830.27</text:p>
          </table:table-cell>
          <table:table-cell table:style-name="ce3" office:value-type="float" office:value="610.63">
            <text:p>610.63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">
            <text:p>1</text:p>
          </table:table-cell>
          <table:table-cell table:style-name="ce2" office:value-type="float" office:value="15460">
            <text:p>1.546E+04</text:p>
          </table:table-cell>
          <table:table-cell table:style-name="ce2" office:value-type="float" office:value="32810">
            <text:p>3.281E+04</text:p>
          </table:table-cell>
          <table:table-cell table:style-name="ce2" office:value-type="float" office:value="100200">
            <text:p>1.002E+05</text:p>
          </table:table-cell>
          <table:table-cell table:style-name="ce2" office:value-type="float" office:value="107500">
            <text:p>1.075E+05</text:p>
          </table:table-cell>
          <table:table-cell table:style-name="ce2" office:value-type="float" office:value="0">
            <text:p>0.000E+00</text:p>
          </table:table-cell>
          <table:table-cell table:style-name="ce3" office:value-type="float" office:value="26.55">
            <text:p>26.55</text:p>
          </table:table-cell>
          <table:table-cell table:style-name="ce3" office:value-type="float" office:value="33.61">
            <text:p>33.61</text:p>
          </table:table-cell>
          <table:table-cell table:style-name="ce3" office:value-type="float" office:value="66.02">
            <text:p>66.02</text:p>
          </table:table-cell>
          <table:table-cell table:style-name="ce3" office:value-type="float" office:value="343.63">
            <text:p>343.63</text:p>
          </table:table-cell>
          <table:table-cell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">
            <text:p>2</text:p>
          </table:table-cell>
          <table:table-cell table:style-name="ce2" office:value-type="float" office:value="18680">
            <text:p>1.868E+04</text:p>
          </table:table-cell>
          <table:table-cell table:style-name="ce2" office:value-type="float" office:value="50990">
            <text:p>5.099E+04</text:p>
          </table:table-cell>
          <table:table-cell table:style-name="ce2" office:value-type="float" office:value="49660">
            <text:p>4.966E+04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41.07">
            <text:p>41.07</text:p>
          </table:table-cell>
          <table:table-cell table:style-name="ce3" office:value-type="float" office:value="72.86">
            <text:p>72.86</text:p>
          </table:table-cell>
          <table:table-cell table:style-name="ce3" office:value-type="float" office:value="549.98">
            <text:p>549.98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">
            <text:p>3</text:p>
          </table:table-cell>
          <table:table-cell table:style-name="ce2" office:value-type="float" office:value="13060">
            <text:p>1.306E+04</text:p>
          </table:table-cell>
          <table:table-cell table:style-name="ce2" office:value-type="float" office:value="27140">
            <text:p>2.714E+04</text:p>
          </table:table-cell>
          <table:table-cell table:style-name="ce2" office:value-type="float" office:value="23720">
            <text:p>2.372E+04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54.51">
            <text:p>54.51</text:p>
          </table:table-cell>
          <table:table-cell table:style-name="ce3" office:value-type="float" office:value="94.83">
            <text:p>94.83</text:p>
          </table:table-cell>
          <table:table-cell table:style-name="ce3" office:value-type="float" office:value="644.3">
            <text:p>644.30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">
            <text:p>4</text:p>
          </table:table-cell>
          <table:table-cell table:style-name="ce2" office:value-type="float" office:value="7316">
            <text:p>7.316E+03</text:p>
          </table:table-cell>
          <table:table-cell table:style-name="ce2" office:value-type="float" office:value="18830">
            <text:p>1.883E+04</text:p>
          </table:table-cell>
          <table:table-cell table:style-name="ce2" office:value-type="float" office:value="12340">
            <text:p>1.234E+04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69.87">
            <text:p>69.87</text:p>
          </table:table-cell>
          <table:table-cell table:style-name="ce3" office:value-type="float" office:value="118.57">
            <text:p>118.57</text:p>
          </table:table-cell>
          <table:table-cell table:style-name="ce3" office:value-type="float" office:value="868.54">
            <text:p>868.54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5">
            <text:p>5</text:p>
          </table:table-cell>
          <table:table-cell table:style-name="ce2" office:value-type="float" office:value="5979">
            <text:p>5.979E+03</text:p>
          </table:table-cell>
          <table:table-cell table:style-name="ce2" office:value-type="float" office:value="24580">
            <text:p>2.458E+04</text:p>
          </table:table-cell>
          <table:table-cell table:style-name="ce2" office:value-type="float" office:value="-9476">
            <text:p>-9.476E+03</text:p>
          </table:table-cell>
          <table:table-cell table:style-name="ce2" office:value-type="float" office:value="32380">
            <text:p>3.238E+04</text:p>
          </table:table-cell>
          <table:table-cell table:style-name="ce2" office:value-type="float" office:value="58340">
            <text:p>5.834E+04</text:p>
          </table:table-cell>
          <table:table-cell table:style-name="ce3" office:value-type="float" office:value="87.51">
            <text:p>87.51</text:p>
          </table:table-cell>
          <table:table-cell table:style-name="ce3" office:value-type="float" office:value="158.67">
            <text:p>158.67</text:p>
          </table:table-cell>
          <table:table-cell table:style-name="ce3" office:value-type="float" office:value="246.07">
            <text:p>246.07</text:p>
          </table:table-cell>
          <table:table-cell table:style-name="ce3" office:value-type="float" office:value="427.93">
            <text:p>427.93</text:p>
          </table:table-cell>
          <table:table-cell table:style-name="ce3" office:value-type="float" office:value="2077.08">
            <text:p>2077.08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6">
            <text:p>6</text:p>
          </table:table-cell>
          <table:table-cell table:style-name="ce2" office:value-type="float" office:value="8811">
            <text:p>8.811E+03</text:p>
          </table:table-cell>
          <table:table-cell table:style-name="ce2" office:value-type="float" office:value="23770">
            <text:p>2.377E+04</text:p>
          </table:table-cell>
          <table:table-cell table:style-name="ce2" office:value-type="float" office:value="52880">
            <text:p>5.288E+04</text:p>
          </table:table-cell>
          <table:table-cell table:style-name="ce2" office:value-type="float" office:value="-1707">
            <text:p>-1.707E+03</text:p>
          </table:table-cell>
          <table:table-cell table:style-name="ce2" office:value-type="float" office:value="0">
            <text:p>0.000E+00</text:p>
          </table:table-cell>
          <table:table-cell table:style-name="ce3" office:value-type="float" office:value="126.49">
            <text:p>126.49</text:p>
          </table:table-cell>
          <table:table-cell table:style-name="ce3" office:value-type="float" office:value="237.26">
            <text:p>237.26</text:p>
          </table:table-cell>
          <table:table-cell table:style-name="ce3" office:value-type="float" office:value="1424.3">
            <text:p>1424.30</text:p>
          </table:table-cell>
          <table:table-cell table:style-name="ce3" office:value-type="float" office:value="416.58">
            <text:p>416.58</text:p>
          </table:table-cell>
          <table:table-cell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7">
            <text:p>7</text:p>
          </table:table-cell>
          <table:table-cell table:style-name="ce2" office:value-type="float" office:value="9250">
            <text:p>9.250E+03</text:p>
          </table:table-cell>
          <table:table-cell table:style-name="ce2" office:value-type="float" office:value="23460">
            <text:p>2.346E+04</text:p>
          </table:table-cell>
          <table:table-cell table:style-name="ce2" office:value-type="float" office:value="56400">
            <text:p>5.640E+04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136.37">
            <text:p>136.37</text:p>
          </table:table-cell>
          <table:table-cell table:style-name="ce3" office:value-type="float" office:value="262.98">
            <text:p>262.98</text:p>
          </table:table-cell>
          <table:table-cell table:style-name="ce3" office:value-type="float" office:value="1702.96">
            <text:p>1702.96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8">
            <text:p>8</text:p>
          </table:table-cell>
          <table:table-cell table:style-name="ce2" office:value-type="float" office:value="5847">
            <text:p>5.847E+03</text:p>
          </table:table-cell>
          <table:table-cell table:style-name="ce2" office:value-type="float" office:value="21090">
            <text:p>2.109E+04</text:p>
          </table:table-cell>
          <table:table-cell table:style-name="ce2" office:value-type="float" office:value="13010">
            <text:p>1.301E+04</text:p>
          </table:table-cell>
          <table:table-cell table:style-name="ce2" office:value-type="float" office:value="35240">
            <text:p>3.524E+04</text:p>
          </table:table-cell>
          <table:table-cell table:style-name="ce2" office:value-type="float" office:value="0">
            <text:p>0.000E+00</text:p>
          </table:table-cell>
          <table:table-cell table:style-name="ce3" office:value-type="float" office:value="260.14">
            <text:p>260.14</text:p>
          </table:table-cell>
          <table:table-cell table:style-name="ce3" office:value-type="float" office:value="445.85">
            <text:p>445.85</text:p>
          </table:table-cell>
          <table:table-cell table:style-name="ce3" office:value-type="float" office:value="1266.07">
            <text:p>1266.07</text:p>
          </table:table-cell>
          <table:table-cell table:style-name="ce3" office:value-type="float" office:value="2878.08">
            <text:p>2878.08</text:p>
          </table:table-cell>
          <table:table-cell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9">
            <text:p>9</text:p>
          </table:table-cell>
          <table:table-cell table:style-name="ce2" office:value-type="float" office:value="5697">
            <text:p>5.697E+03</text:p>
          </table:table-cell>
          <table:table-cell table:style-name="ce2" office:value-type="float" office:value="17090">
            <text:p>1.709E+04</text:p>
          </table:table-cell>
          <table:table-cell table:style-name="ce2" office:value-type="float" office:value="29320">
            <text:p>2.932E+04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301.07">
            <text:p>301.07</text:p>
          </table:table-cell>
          <table:table-cell table:style-name="ce3" office:value-type="float" office:value="517.88">
            <text:p>517.88</text:p>
          </table:table-cell>
          <table:table-cell table:style-name="ce3" office:value-type="float" office:value="2012.08">
            <text:p>2012.08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0">
            <text:p>10</text:p>
          </table:table-cell>
          <table:table-cell table:style-name="ce2" office:value-type="float" office:value="5644">
            <text:p>5.644E+03</text:p>
          </table:table-cell>
          <table:table-cell table:style-name="ce2" office:value-type="float" office:value="14320">
            <text:p>1.432E+04</text:p>
          </table:table-cell>
          <table:table-cell table:style-name="ce2" office:value-type="float" office:value="24330">
            <text:p>2.433E+04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341.36">
            <text:p>341.36</text:p>
          </table:table-cell>
          <table:table-cell table:style-name="ce3" office:value-type="float" office:value="591.72">
            <text:p>591.72</text:p>
          </table:table-cell>
          <table:table-cell table:style-name="ce3" office:value-type="float" office:value="2718.66">
            <text:p>2718.66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1">
            <text:p>11</text:p>
          </table:table-cell>
          <table:table-cell table:style-name="ce2" office:value-type="float" office:value="4571">
            <text:p>4.571E+03</text:p>
          </table:table-cell>
          <table:table-cell table:style-name="ce2" office:value-type="float" office:value="11800">
            <text:p>1.180E+04</text:p>
          </table:table-cell>
          <table:table-cell table:style-name="ce2" office:value-type="float" office:value="18860">
            <text:p>1.886E+04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389.64">
            <text:p>389.64</text:p>
          </table:table-cell>
          <table:table-cell table:style-name="ce3" office:value-type="float" office:value="678.71">
            <text:p>678.71</text:p>
          </table:table-cell>
          <table:table-cell table:style-name="ce3" office:value-type="float" office:value="3113.23">
            <text:p>3113.23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2">
            <text:p>12</text:p>
          </table:table-cell>
          <table:table-cell table:style-name="ce2" office:value-type="float" office:value="3941">
            <text:p>3.941E+03</text:p>
          </table:table-cell>
          <table:table-cell table:style-name="ce2" office:value-type="float" office:value="9655">
            <text:p>9.655E+03</text:p>
          </table:table-cell>
          <table:table-cell table:style-name="ce2" office:value-type="float" office:value="14920">
            <text:p>1.492E+04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438.03">
            <text:p>438.03</text:p>
          </table:table-cell>
          <table:table-cell table:style-name="ce3" office:value-type="float" office:value="766.41">
            <text:p>766.41</text:p>
          </table:table-cell>
          <table:table-cell table:style-name="ce3" office:value-type="float" office:value="3450.5">
            <text:p>3450.50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3">
            <text:p>13</text:p>
          </table:table-cell>
          <table:table-cell table:style-name="ce2" office:value-type="float" office:value="3570">
            <text:p>3.570E+03</text:p>
          </table:table-cell>
          <table:table-cell table:style-name="ce2" office:value-type="float" office:value="7958">
            <text:p>7.958E+03</text:p>
          </table:table-cell>
          <table:table-cell table:style-name="ce2" office:value-type="float" office:value="11420">
            <text:p>1.142E+04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483.68">
            <text:p>483.68</text:p>
          </table:table-cell>
          <table:table-cell table:style-name="ce3" office:value-type="float" office:value="875.78">
            <text:p>875.78</text:p>
          </table:table-cell>
          <table:table-cell table:style-name="ce3" office:value-type="float" office:value="4003.9">
            <text:p>4003.90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4">
            <text:p>14</text:p>
          </table:table-cell>
          <table:table-cell table:style-name="ce2" office:value-type="float" office:value="2663">
            <text:p>2.663E+03</text:p>
          </table:table-cell>
          <table:table-cell table:style-name="ce2" office:value-type="float" office:value="6650">
            <text:p>6.650E+03</text:p>
          </table:table-cell>
          <table:table-cell table:style-name="ce2" office:value-type="float" office:value="9209">
            <text:p>9.209E+03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537.92">
            <text:p>537.92</text:p>
          </table:table-cell>
          <table:table-cell table:style-name="ce3" office:value-type="float" office:value="965.62">
            <text:p>965.62</text:p>
          </table:table-cell>
          <table:table-cell table:style-name="ce3" office:value-type="float" office:value="4332.71">
            <text:p>4332.71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5">
            <text:p>15</text:p>
          </table:table-cell>
          <table:table-cell table:style-name="ce2" office:value-type="float" office:value="2201">
            <text:p>2.201E+03</text:p>
          </table:table-cell>
          <table:table-cell table:style-name="ce2" office:value-type="float" office:value="5708">
            <text:p>5.708E+03</text:p>
          </table:table-cell>
          <table:table-cell table:style-name="ce2" office:value-type="float" office:value="7076">
            <text:p>7.076E+03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589.93">
            <text:p>589.93</text:p>
          </table:table-cell>
          <table:table-cell table:style-name="ce3" office:value-type="float" office:value="1096.03">
            <text:p>1096.03</text:p>
          </table:table-cell>
          <table:table-cell table:style-name="ce3" office:value-type="float" office:value="4887.2">
            <text:p>4887.20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6">
            <text:p>16</text:p>
          </table:table-cell>
          <table:table-cell table:style-name="ce2" office:value-type="float" office:value="1649">
            <text:p>1.649E+03</text:p>
          </table:table-cell>
          <table:table-cell table:style-name="ce2" office:value-type="float" office:value="4844">
            <text:p>4.844E+03</text:p>
          </table:table-cell>
          <table:table-cell table:style-name="ce2" office:value-type="float" office:value="5704">
            <text:p>5.704E+03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648.72">
            <text:p>648.72</text:p>
          </table:table-cell>
          <table:table-cell table:style-name="ce3" office:value-type="float" office:value="1210.93">
            <text:p>1210.93</text:p>
          </table:table-cell>
          <table:table-cell table:style-name="ce3" office:value-type="float" office:value="5506.1">
            <text:p>5506.10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7">
            <text:p>17</text:p>
          </table:table-cell>
          <table:table-cell table:style-name="ce2" office:value-type="float" office:value="1279">
            <text:p>1.279E+03</text:p>
          </table:table-cell>
          <table:table-cell table:style-name="ce2" office:value-type="float" office:value="4318">
            <text:p>4.318E+03</text:p>
          </table:table-cell>
          <table:table-cell table:style-name="ce2" office:value-type="float" office:value="4477">
            <text:p>4.477E+03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712.87">
            <text:p>712.87</text:p>
          </table:table-cell>
          <table:table-cell table:style-name="ce3" office:value-type="float" office:value="1381.41">
            <text:p>1381.41</text:p>
          </table:table-cell>
          <table:table-cell table:style-name="ce3" office:value-type="float" office:value="6719.05">
            <text:p>6719.05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8">
            <text:p>18</text:p>
          </table:table-cell>
          <table:table-cell table:style-name="ce2" office:value-type="float" office:value="987.1">
            <text:p>9.871E+02</text:p>
          </table:table-cell>
          <table:table-cell table:style-name="ce2" office:value-type="float" office:value="3710">
            <text:p>3.710E+03</text:p>
          </table:table-cell>
          <table:table-cell table:style-name="ce2" office:value-type="float" office:value="3095">
            <text:p>3.095E+03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883.88">
            <text:p>883.88</text:p>
          </table:table-cell>
          <table:table-cell table:style-name="ce3" office:value-type="float" office:value="1663.24">
            <text:p>1663.24</text:p>
          </table:table-cell>
          <table:table-cell table:style-name="ce3" office:value-type="float" office:value="7974.53">
            <text:p>7974.53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9">
            <text:p>19</text:p>
          </table:table-cell>
          <table:table-cell table:style-name="ce2" office:value-type="float" office:value="858">
            <text:p>8.580E+02</text:p>
          </table:table-cell>
          <table:table-cell table:style-name="ce2" office:value-type="float" office:value="3288">
            <text:p>3.288E+03</text:p>
          </table:table-cell>
          <table:table-cell table:style-name="ce2" office:value-type="float" office:value="2444">
            <text:p>2.444E+03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947.85">
            <text:p>947.85</text:p>
          </table:table-cell>
          <table:table-cell table:style-name="ce3" office:value-type="float" office:value="1797.41">
            <text:p>1797.41</text:p>
          </table:table-cell>
          <table:table-cell table:style-name="ce3" office:value-type="float" office:value="9802.75">
            <text:p>9802.75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0">
            <text:p>20</text:p>
          </table:table-cell>
          <table:table-cell table:style-name="ce2" office:value-type="float" office:value="641.1">
            <text:p>6.411E+02</text:p>
          </table:table-cell>
          <table:table-cell table:style-name="ce2" office:value-type="float" office:value="2496">
            <text:p>2.496E+03</text:p>
          </table:table-cell>
          <table:table-cell table:style-name="ce2" office:value-type="float" office:value="1241">
            <text:p>1.241E+03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1000.5">
            <text:p>1000.50</text:p>
          </table:table-cell>
          <table:table-cell table:style-name="ce3" office:value-type="float" office:value="1749.15">
            <text:p>1749.15</text:p>
          </table:table-cell>
          <table:table-cell table:style-name="ce3" office:value-type="float" office:value="4742.56">
            <text:p>4742.56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1">
            <text:p>21</text:p>
          </table:table-cell>
          <table:table-cell table:style-name="ce2" office:value-type="float" office:value="581.1">
            <text:p>5.811E+02</text:p>
          </table:table-cell>
          <table:table-cell table:style-name="ce2" office:value-type="float" office:value="2462">
            <text:p>2.462E+03</text:p>
          </table:table-cell>
          <table:table-cell table:style-name="ce2" office:value-type="float" office:value="1619">
            <text:p>1.619E+03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1076.4">
            <text:p>1076.40</text:p>
          </table:table-cell>
          <table:table-cell table:style-name="ce3" office:value-type="float" office:value="1953.53">
            <text:p>1953.53</text:p>
          </table:table-cell>
          <table:table-cell table:style-name="ce3" office:value-type="float" office:value="12336.39">
            <text:p>12336.39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2">
            <text:p>22</text:p>
          </table:table-cell>
          <table:table-cell table:style-name="ce2" office:value-type="float" office:value="458.3">
            <text:p>4.583E+02</text:p>
          </table:table-cell>
          <table:table-cell table:style-name="ce2" office:value-type="float" office:value="2210">
            <text:p>2.210E+03</text:p>
          </table:table-cell>
          <table:table-cell table:number-columns-repeated="3" table:style-name="ce2" office:value-type="float" office:value="0">
            <text:p>0.000E+00</text:p>
          </table:table-cell>
          <table:table-cell table:style-name="ce3" office:value-type="float" office:value="1142.83">
            <text:p>1142.83</text:p>
          </table:table-cell>
          <table:table-cell table:style-name="ce3" office:value-type="float" office:value="2036.01">
            <text:p>2036.01</text:p>
          </table:table-cell>
          <table:table-cell table:number-columns-repeated="3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3">
            <text:p>23</text:p>
          </table:table-cell>
          <table:table-cell table:style-name="ce2" office:value-type="float" office:value="353.1">
            <text:p>3.531E+02</text:p>
          </table:table-cell>
          <table:table-cell table:style-name="ce2" office:value-type="float" office:value="1710">
            <text:p>1.710E+03</text:p>
          </table:table-cell>
          <table:table-cell table:number-columns-repeated="3" table:style-name="ce2" office:value-type="float" office:value="0">
            <text:p>0.000E+00</text:p>
          </table:table-cell>
          <table:table-cell table:style-name="ce3" office:value-type="float" office:value="1226.66">
            <text:p>1226.66</text:p>
          </table:table-cell>
          <table:table-cell table:style-name="ce3" office:value-type="float" office:value="2022.62">
            <text:p>2022.62</text:p>
          </table:table-cell>
          <table:table-cell table:number-columns-repeated="3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4">
            <text:p>24</text:p>
          </table:table-cell>
          <table:table-cell table:style-name="ce2" office:value-type="float" office:value="229.4">
            <text:p>2.294E+02</text:p>
          </table:table-cell>
          <table:table-cell table:style-name="ce2" office:value-type="float" office:value="911.8">
            <text:p>9.118E+02</text:p>
          </table:table-cell>
          <table:table-cell table:number-columns-repeated="3" table:style-name="ce2" office:value-type="float" office:value="0">
            <text:p>0.000E+00</text:p>
          </table:table-cell>
          <table:table-cell table:style-name="ce3" office:value-type="float" office:value="1322.52">
            <text:p>1322.52</text:p>
          </table:table-cell>
          <table:table-cell table:style-name="ce3" office:value-type="float" office:value="2069.08">
            <text:p>2069.08</text:p>
          </table:table-cell>
          <table:table-cell table:number-columns-repeated="3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5">
            <text:p>25</text:p>
          </table:table-cell>
          <table:table-cell table:style-name="ce2" office:value-type="float" office:value="278">
            <text:p>2.780E+02</text:p>
          </table:table-cell>
          <table:table-cell table:style-name="ce2" office:value-type="float" office:value="974.7">
            <text:p>9.747E+02</text:p>
          </table:table-cell>
          <table:table-cell table:style-name="ce2" office:value-type="float" office:value="1294">
            <text:p>1.294E+03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1490.83">
            <text:p>1490.83</text:p>
          </table:table-cell>
          <table:table-cell table:style-name="ce3" office:value-type="float" office:value="2474.87">
            <text:p>2474.87</text:p>
          </table:table-cell>
          <table:table-cell table:style-name="ce3" office:value-type="float" office:value="12643.79">
            <text:p>12643.79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6">
            <text:p>26</text:p>
          </table:table-cell>
          <table:table-cell table:style-name="ce2" office:value-type="float" office:value="158.5">
            <text:p>1.585E+02</text:p>
          </table:table-cell>
          <table:table-cell table:style-name="ce2" office:value-type="float" office:value="470.8">
            <text:p>4.708E+02</text:p>
          </table:table-cell>
          <table:table-cell table:style-name="ce2" office:value-type="float" office:value="835.3">
            <text:p>8.353E+02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3151.5">
            <text:p>3151.50</text:p>
          </table:table-cell>
          <table:table-cell table:style-name="ce3" office:value-type="float" office:value="4376.41">
            <text:p>4376.41</text:p>
          </table:table-cell>
          <table:table-cell table:style-name="ce3" office:value-type="float" office:value="10683.44">
            <text:p>10683.44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7">
            <text:p>27</text:p>
          </table:table-cell>
          <table:table-cell table:style-name="ce2" office:value-type="float" office:value="132.2">
            <text:p>1.322E+02</text:p>
          </table:table-cell>
          <table:table-cell table:style-name="ce2" office:value-type="float" office:value="404.1">
            <text:p>4.041E+02</text:p>
          </table:table-cell>
          <table:table-cell table:style-name="ce2" office:value-type="float" office:value="681.3">
            <text:p>6.813E+02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3307.08">
            <text:p>3307.08</text:p>
          </table:table-cell>
          <table:table-cell table:style-name="ce3" office:value-type="float" office:value="4642.69">
            <text:p>4642.69</text:p>
          </table:table-cell>
          <table:table-cell table:style-name="ce3" office:value-type="float" office:value="11589.77">
            <text:p>11589.77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8">
            <text:p>28</text:p>
          </table:table-cell>
          <table:table-cell table:style-name="ce2" office:value-type="float" office:value="108.9">
            <text:p>1.089E+02</text:p>
          </table:table-cell>
          <table:table-cell table:style-name="ce2" office:value-type="float" office:value="326.9">
            <text:p>3.269E+02</text:p>
          </table:table-cell>
          <table:table-cell table:style-name="ce2" office:value-type="float" office:value="547.7">
            <text:p>5.477E+02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3480.12">
            <text:p>3480.12</text:p>
          </table:table-cell>
          <table:table-cell table:style-name="ce3" office:value-type="float" office:value="4893.65">
            <text:p>4893.65</text:p>
          </table:table-cell>
          <table:table-cell table:style-name="ce3" office:value-type="float" office:value="12244.3">
            <text:p>12244.30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9">
            <text:p>29</text:p>
          </table:table-cell>
          <table:table-cell table:style-name="ce2" office:value-type="float" office:value="87.53">
            <text:p>8.753E+01</text:p>
          </table:table-cell>
          <table:table-cell table:style-name="ce2" office:value-type="float" office:value="264.2">
            <text:p>2.642E+02</text:p>
          </table:table-cell>
          <table:table-cell table:style-name="ce2" office:value-type="float" office:value="424.6">
            <text:p>4.246E+02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3651.37">
            <text:p>3651.37</text:p>
          </table:table-cell>
          <table:table-cell table:style-name="ce3" office:value-type="float" office:value="5192.76">
            <text:p>5192.76</text:p>
          </table:table-cell>
          <table:table-cell table:style-name="ce3" office:value-type="float" office:value="13260.98">
            <text:p>13260.98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0">
            <text:p>30</text:p>
          </table:table-cell>
          <table:table-cell table:style-name="ce2" office:value-type="float" office:value="65.75">
            <text:p>6.575E+01</text:p>
          </table:table-cell>
          <table:table-cell table:style-name="ce2" office:value-type="float" office:value="179.8">
            <text:p>1.798E+02</text:p>
          </table:table-cell>
          <table:table-cell table:style-name="ce2" office:value-type="float" office:value="351.4">
            <text:p>3.514E+02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3835.22">
            <text:p>3835.22</text:p>
          </table:table-cell>
          <table:table-cell table:style-name="ce3" office:value-type="float" office:value="5301.31">
            <text:p>5301.31</text:p>
          </table:table-cell>
          <table:table-cell table:style-name="ce3" office:value-type="float" office:value="13917">
            <text:p>13917.00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1">
            <text:p>31</text:p>
          </table:table-cell>
          <table:table-cell table:style-name="ce2" office:value-type="float" office:value="48.7">
            <text:p>4.870E+01</text:p>
          </table:table-cell>
          <table:table-cell table:style-name="ce2" office:value-type="float" office:value="135.7">
            <text:p>1.357E+02</text:p>
          </table:table-cell>
          <table:table-cell table:style-name="ce2" office:value-type="float" office:value="221.9">
            <text:p>2.219E+02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4037.05">
            <text:p>4037.05</text:p>
          </table:table-cell>
          <table:table-cell table:style-name="ce3" office:value-type="float" office:value="5829.1">
            <text:p>5829.10</text:p>
          </table:table-cell>
          <table:table-cell table:style-name="ce3" office:value-type="float" office:value="14757.38">
            <text:p>14757.38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2">
            <text:p>32</text:p>
          </table:table-cell>
          <table:table-cell table:style-name="ce2" office:value-type="float" office:value="29.71">
            <text:p>2.971E+01</text:p>
          </table:table-cell>
          <table:table-cell table:style-name="ce2" office:value-type="float" office:value="101.3">
            <text:p>1.013E+02</text:p>
          </table:table-cell>
          <table:table-cell table:style-name="ce2" office:value-type="float" office:value="162.9">
            <text:p>1.629E+02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4247.48">
            <text:p>4247.48</text:p>
          </table:table-cell>
          <table:table-cell table:style-name="ce3" office:value-type="float" office:value="6543.01">
            <text:p>6543.01</text:p>
          </table:table-cell>
          <table:table-cell table:style-name="ce3" office:value-type="float" office:value="22430.62">
            <text:p>22430.62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3">
            <text:p>33</text:p>
          </table:table-cell>
          <table:table-cell table:style-name="ce2" office:value-type="float" office:value="15.09">
            <text:p>1.509E+01</text:p>
          </table:table-cell>
          <table:table-cell table:style-name="ce2" office:value-type="float" office:value="49.24">
            <text:p>4.924E+01</text:p>
          </table:table-cell>
          <table:table-cell table:style-name="ce2" office:value-type="float" office:value="120.9">
            <text:p>1.209E+02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4417.73">
            <text:p>4417.73</text:p>
          </table:table-cell>
          <table:table-cell table:style-name="ce3" office:value-type="float" office:value="6797.18">
            <text:p>6797.18</text:p>
          </table:table-cell>
          <table:table-cell table:style-name="ce3" office:value-type="float" office:value="25679.19">
            <text:p>25679.19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4">
            <text:p>34</text:p>
          </table:table-cell>
          <table:table-cell table:style-name="ce2" office:value-type="float" office:value="2.086">
            <text:p>2.086E+00</text:p>
          </table:table-cell>
          <table:table-cell table:style-name="ce2" office:value-type="float" office:value="11.46">
            <text:p>1.146E+01</text:p>
          </table:table-cell>
          <table:table-cell table:style-name="ce2" office:value-type="float" office:value="36.72">
            <text:p>3.672E+01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17811.5">
            <text:p>17811.50</text:p>
          </table:table-cell>
          <table:table-cell table:style-name="ce3" office:value-type="float" office:value="21181.29">
            <text:p>21181.29</text:p>
          </table:table-cell>
          <table:table-cell table:style-name="ce3" office:value-type="float" office:value="45508.69">
            <text:p>45508.69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5">
            <text:p>35</text:p>
          </table:table-cell>
          <table:table-cell table:style-name="ce2" office:value-type="float" office:value="1.367">
            <text:p>1.367E+00</text:p>
          </table:table-cell>
          <table:table-cell table:style-name="ce2" office:value-type="float" office:value="9.615">
            <text:p>9.615E+00</text:p>
          </table:table-cell>
          <table:table-cell table:style-name="ce2" office:value-type="float" office:value="39.39">
            <text:p>3.939E+01</text:p>
          </table:table-cell>
          <table:table-cell table:number-columns-repeated="2" table:style-name="ce2" office:value-type="float" office:value="0">
            <text:p>0.000E+00</text:p>
          </table:table-cell>
          <table:table-cell table:style-name="ce3" office:value-type="float" office:value="18562.84">
            <text:p>18562.84</text:p>
          </table:table-cell>
          <table:table-cell table:style-name="ce3" office:value-type="float" office:value="24656.75">
            <text:p>24656.75</text:p>
          </table:table-cell>
          <table:table-cell table:style-name="ce3" office:value-type="float" office:value="113860.55">
            <text:p>113860.55</text:p>
          </table:table-cell>
          <table:table-cell table:number-columns-repeated="2" table:style-name="ce3" office:value-type="float" office:value="0">
            <text:p>0.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6">
            <text:p>36</text:p>
          </table:table-cell>
          <table:table-cell table:number-columns-repeated="5" table:style-name="ce2" office:value-type="float" office:value="0">
            <text:p>0.000E+00</text:p>
          </table:table-cell>
          <table:table-cell table:number-columns-repeated="5" table:style-name="ce3" office:value-type="float" office:value="0">
            <text:p>0.00</text:p>
          </table:table-cell>
        </table:table-row>
        <table:table-row table:style-name="ro1" table:number-rows-repeated="6549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8" table:default-cell-style-name="ce4"/>
        <table:table-row table:style-name="ro1">
          <table:table-cell office:value-type="string">
            <text:p>Variables:</text:p>
          </table:table-cell>
          <table:table-cell office:value-type="string">
            <text:p>q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t0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office:value-type="string">
            <text:p>e1</text:p>
          </table:table-cell>
          <table:table-cell table:style-name="ce1" office:value-type="string">
            <text:p>e2</text:p>
          </table:table-cell>
          <table:table-cell table:style-name="ce1" office:value-type="string">
            <text:p>e3</text:p>
          </table:table-cell>
          <table:table-cell table:style-name="ce1" office:value-type="string">
            <text:p>e4</text:p>
          </table:table-cell>
          <table:table-cell table:style-name="ce1" office:value-type="string">
            <text:p>e5</text:p>
          </table:table-cell>
          <table:table-cell table:style-name="ce1" office:value-type="string">
            <text:p>e6</text:p>
          </table:table-cell>
          <table:table-cell table:style-name="ce1" office:value-type="string">
            <text:p>e7</text:p>
          </table:table-cell>
        </table:table-row>
        <table:table-row table:style-name="ro1">
          <table:table-cell office:value-type="string">
            <text:p>Type:</text:p>
          </table:table-cell>
          <table:table-cell office:value-type="string">
            <text:p>Integer</text:p>
          </table:table-cell>
          <table:table-cell table:number-columns-repeated="18" table:style-name="ce1" office:value-type="string">
            <text:p>Float</text:p>
          </table:table-cell>
        </table:table-row>
        <table:table-row table:style-name="ro1">
          <table:table-cell office:value-type="string">
            <text:p>Data: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">
            <text:p>1</text:p>
          </table:table-cell>
          <table:table-cell office:value-type="float" office:value="0.0000000000001674">
            <text:p>1.674E-013</text:p>
          </table:table-cell>
          <table:table-cell office:value-type="float" office:value="-0.3559">
            <text:p>-3.559E-001</text:p>
          </table:table-cell>
          <table:table-cell office:value-type="float" office:value="1.781">
            <text:p>1.781E+000</text:p>
          </table:table-cell>
          <table:table-cell office:value-type="float" office:value="14880">
            <text:p>1.488E+004</text:p>
          </table:table-cell>
          <table:table-cell office:value-type="float" office:value="0.000000003506">
            <text:p>3.506E-009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1.494">
            <text:p>1.494E+000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">
            <text:p>2</text:p>
          </table:table-cell>
          <table:table-cell office:value-type="float" office:value="0.0000000000006395">
            <text:p>6.395E-013</text:p>
          </table:table-cell>
          <table:table-cell office:value-type="float" office:value="-0.3246">
            <text:p>-3.246E-001</text:p>
          </table:table-cell>
          <table:table-cell office:value-type="float" office:value="3.271">
            <text:p>3.271E+000</text:p>
          </table:table-cell>
          <table:table-cell office:value-type="float" office:value="3093">
            <text:p>3.093E+003</text:p>
          </table:table-cell>
          <table:table-cell office:value-type="float" office:value="0.000000009914">
            <text:p>9.914E-009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2.182">
            <text:p>2.182E+000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">
            <text:p>3</text:p>
          </table:table-cell>
          <table:table-cell office:value-type="float" office:value="0.000000000001521">
            <text:p>1.521E-012</text:p>
          </table:table-cell>
          <table:table-cell office:value-type="float" office:value="-0.2998">
            <text:p>-2.998E-001</text:p>
          </table:table-cell>
          <table:table-cell office:value-type="float" office:value="3.924">
            <text:p>3.924E+000</text:p>
          </table:table-cell>
          <table:table-cell office:value-type="float" office:value="2575">
            <text:p>2.575E+003</text:p>
          </table:table-cell>
          <table:table-cell office:value-type="float" office:value="0.0000000165">
            <text:p>1.650E-008</text:p>
          </table:table-cell>
          <table:table-cell office:value-type="float" office:value="0.000000000693">
            <text:p>6.930E-010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2.649">
            <text:p>2.649E+000</text:p>
          </table:table-cell>
          <table:table-cell office:value-type="float" office:value="64.78">
            <text:p>6.478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4">
            <text:p>4</text:p>
          </table:table-cell>
          <table:table-cell office:value-type="float" office:value="0.000000000003989">
            <text:p>3.989E-012</text:p>
          </table:table-cell>
          <table:table-cell office:value-type="float" office:value="0.1053">
            <text:p>1.053E-001</text:p>
          </table:table-cell>
          <table:table-cell office:value-type="float" office:value="2.27">
            <text:p>2.270E+000</text:p>
          </table:table-cell>
          <table:table-cell office:value-type="float" office:value="771.2">
            <text:p>7.712E+002</text:p>
          </table:table-cell>
          <table:table-cell office:value-type="float" office:value="0.0000000187">
            <text:p>1.870E-008</text:p>
          </table:table-cell>
          <table:table-cell office:value-type="float" office:value="0.000000001821">
            <text:p>1.821E-009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2.713">
            <text:p>2.713E+000</text:p>
          </table:table-cell>
          <table:table-cell office:value-type="float" office:value="10.56">
            <text:p>1.056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5">
            <text:p>5</text:p>
          </table:table-cell>
          <table:table-cell office:value-type="float" office:value="0.00000000000862">
            <text:p>8.620E-012</text:p>
          </table:table-cell>
          <table:table-cell office:value-type="float" office:value="0.406">
            <text:p>4.060E-001</text:p>
          </table:table-cell>
          <table:table-cell office:value-type="float" office:value="1.242">
            <text:p>1.242E+000</text:p>
          </table:table-cell>
          <table:table-cell office:value-type="float" office:value="373.1">
            <text:p>3.731E+002</text:p>
          </table:table-cell>
          <table:table-cell office:value-type="float" office:value="0.00000001736">
            <text:p>1.736E-008</text:p>
          </table:table-cell>
          <table:table-cell office:value-type="float" office:value="0.000000003636">
            <text:p>3.636E-009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2.504">
            <text:p>2.504E+000</text:p>
          </table:table-cell>
          <table:table-cell office:value-type="float" office:value="161.2">
            <text:p>1.612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6">
            <text:p>6</text:p>
          </table:table-cell>
          <table:table-cell office:value-type="float" office:value="0.000000000009301">
            <text:p>9.301E-012</text:p>
          </table:table-cell>
          <table:table-cell office:value-type="float" office:value="0.4377">
            <text:p>4.377E-001</text:p>
          </table:table-cell>
          <table:table-cell office:value-type="float" office:value="2.047">
            <text:p>2.047E+000</text:p>
          </table:table-cell>
          <table:table-cell office:value-type="float" office:value="420.2">
            <text:p>4.202E+002</text:p>
          </table:table-cell>
          <table:table-cell office:value-type="float" office:value="0.000000007855">
            <text:p>7.855E-009</text:p>
          </table:table-cell>
          <table:table-cell office:value-type="float" office:value="0.000000005456">
            <text:p>5.456E-009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1.97">
            <text:p>1.970E+000</text:p>
          </table:table-cell>
          <table:table-cell office:value-type="float" office:value="14.07">
            <text:p>1.407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7">
            <text:p>7</text:p>
          </table:table-cell>
          <table:table-cell office:value-type="float" office:value="0.00000000001664">
            <text:p>1.664E-011</text:p>
          </table:table-cell>
          <table:table-cell office:value-type="float" office:value="0.5213">
            <text:p>5.213E-001</text:p>
          </table:table-cell>
          <table:table-cell office:value-type="float" office:value="1.355">
            <text:p>1.355E+000</text:p>
          </table:table-cell>
          <table:table-cell office:value-type="float" office:value="505.1">
            <text:p>5.051E+002</text:p>
          </table:table-cell>
          <table:table-cell office:value-type="float" office:value="0.000000005545">
            <text:p>5.545E-009</text:p>
          </table:table-cell>
          <table:table-cell office:value-type="float" office:value="-0.00000000000499">
            <text:p>-4.990E-012</text:p>
          </table:table-cell>
          <table:table-cell office:value-type="float" office:value="0.000000007566">
            <text:p>7.566E-009</text:p>
          </table:table-cell>
          <table:table-cell table:number-columns-repeated="4" office:value-type="float" office:value="0">
            <text:p>0.000E+000</text:p>
          </table:table-cell>
          <table:table-cell office:value-type="float" office:value="2.314">
            <text:p>2.314E+000</text:p>
          </table:table-cell>
          <table:table-cell office:value-type="float" office:value="53.4">
            <text:p>5.340E+001</text:p>
          </table:table-cell>
          <table:table-cell office:value-type="float" office:value="18.52">
            <text:p>1.852E+001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8">
            <text:p>8</text:p>
          </table:table-cell>
          <table:table-cell office:value-type="float" office:value="0.00000000001305">
            <text:p>1.305E-011</text:p>
          </table:table-cell>
          <table:table-cell office:value-type="float" office:value="0.5616">
            <text:p>5.616E-001</text:p>
          </table:table-cell>
          <table:table-cell office:value-type="float" office:value="3.062">
            <text:p>3.062E+000</text:p>
          </table:table-cell>
          <table:table-cell office:value-type="float" office:value="482.3">
            <text:p>4.823E+002</text:p>
          </table:table-cell>
          <table:table-cell office:value-type="float" office:value="0.000000002555">
            <text:p>2.555E-009</text:p>
          </table:table-cell>
          <table:table-cell office:value-type="float" office:value="0.00000002518">
            <text:p>2.518E-008</text:p>
          </table:table-cell>
          <table:table-cell office:value-type="float" office:value="0.000000007594">
            <text:p>7.594E-009</text:p>
          </table:table-cell>
          <table:table-cell table:number-columns-repeated="4" office:value-type="float" office:value="0">
            <text:p>0.000E+000</text:p>
          </table:table-cell>
          <table:table-cell office:value-type="float" office:value="16.67">
            <text:p>1.667E+001</text:p>
          </table:table-cell>
          <table:table-cell office:value-type="float" office:value="156.8">
            <text:p>1.568E+002</text:p>
          </table:table-cell>
          <table:table-cell office:value-type="float" office:value="48.5">
            <text:p>4.850E+001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9">
            <text:p>9</text:p>
          </table:table-cell>
          <table:table-cell office:value-type="float" office:value="0.00000000005479">
            <text:p>5.479E-011</text:p>
          </table:table-cell>
          <table:table-cell office:value-type="float" office:value="0.1744">
            <text:p>1.744E-001</text:p>
          </table:table-cell>
          <table:table-cell office:value-type="float" office:value="1.663">
            <text:p>1.663E+000</text:p>
          </table:table-cell>
          <table:table-cell office:value-type="float" office:value="870.8">
            <text:p>8.708E+002</text:p>
          </table:table-cell>
          <table:table-cell office:value-type="float" office:value="0.00000005936">
            <text:p>5.936E-008</text:p>
          </table:table-cell>
          <table:table-cell office:value-type="float" office:value="0.00000005297">
            <text:p>5.297E-008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59.49">
            <text:p>5.949E+001</text:p>
          </table:table-cell>
          <table:table-cell office:value-type="float" office:value="97.35">
            <text:p>9.735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0">
            <text:p>10</text:p>
          </table:table-cell>
          <table:table-cell office:value-type="float" office:value="0.00000000008928">
            <text:p>8.928E-011</text:p>
          </table:table-cell>
          <table:table-cell office:value-type="float" office:value="0.3449">
            <text:p>3.449E-001</text:p>
          </table:table-cell>
          <table:table-cell office:value-type="float" office:value="0.961">
            <text:p>9.610E-001</text:p>
          </table:table-cell>
          <table:table-cell office:value-type="float" office:value="727.8">
            <text:p>7.278E+002</text:p>
          </table:table-cell>
          <table:table-cell office:value-type="float" office:value="0.00000007242">
            <text:p>7.242E-008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71.18">
            <text:p>7.118E+001</text:p>
          </table:table-cell>
          <table:table-cell office:value-type="float" office:value="96.98">
            <text:p>9.698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1">
            <text:p>11</text:p>
          </table:table-cell>
          <table:table-cell office:value-type="float" office:value="0.00000000008668">
            <text:p>8.668E-011</text:p>
          </table:table-cell>
          <table:table-cell office:value-type="float" office:value="0.1343">
            <text:p>1.343E-001</text:p>
          </table:table-cell>
          <table:table-cell office:value-type="float" office:value="1.995">
            <text:p>1.995E+000</text:p>
          </table:table-cell>
          <table:table-cell office:value-type="float" office:value="2004">
            <text:p>2.004E+003</text:p>
          </table:table-cell>
          <table:table-cell office:value-type="float" office:value="0.0000002751">
            <text:p>2.751E-007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90.74">
            <text:p>9.074E+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2">
            <text:p>12</text:p>
          </table:table-cell>
          <table:table-cell office:value-type="float" office:value="0.00000000008857">
            <text:p>8.857E-011</text:p>
          </table:table-cell>
          <table:table-cell office:value-type="float" office:value="0.1941">
            <text:p>1.941E-001</text:p>
          </table:table-cell>
          <table:table-cell office:value-type="float" office:value="2.337">
            <text:p>2.337E+000</text:p>
          </table:table-cell>
          <table:table-cell office:value-type="float" office:value="2151">
            <text:p>2.151E+003</text:p>
          </table:table-cell>
          <table:table-cell office:value-type="float" office:value="0.0000003957">
            <text:p>3.957E-007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94.03">
            <text:p>9.403E+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3">
            <text:p>13</text:p>
          </table:table-cell>
          <table:table-cell office:value-type="float" office:value="0.0000000001158">
            <text:p>1.158E-010</text:p>
          </table:table-cell>
          <table:table-cell office:value-type="float" office:value="0.4692">
            <text:p>4.692E-001</text:p>
          </table:table-cell>
          <table:table-cell office:value-type="float" office:value="1.437">
            <text:p>1.437E+000</text:p>
          </table:table-cell>
          <table:table-cell office:value-type="float" office:value="926.5">
            <text:p>9.265E+002</text:p>
          </table:table-cell>
          <table:table-cell office:value-type="float" office:value="0.0000004865">
            <text:p>4.865E-007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93.43">
            <text:p>9.343E+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4">
            <text:p>14</text:p>
          </table:table-cell>
          <table:table-cell office:value-type="float" office:value="0.0000000002686">
            <text:p>2.686E-010</text:p>
          </table:table-cell>
          <table:table-cell office:value-type="float" office:value="0.473">
            <text:p>4.730E-001</text:p>
          </table:table-cell>
          <table:table-cell office:value-type="float" office:value="0.5611">
            <text:p>5.611E-001</text:p>
          </table:table-cell>
          <table:table-cell office:value-type="float" office:value="1297">
            <text:p>1.297E+003</text:p>
          </table:table-cell>
          <table:table-cell office:value-type="float" office:value="0.0000005813">
            <text:p>5.813E-007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88.93">
            <text:p>8.893E+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5">
            <text:p>15</text:p>
          </table:table-cell>
          <table:table-cell office:value-type="float" office:value="0.0000000002997">
            <text:p>2.997E-010</text:p>
          </table:table-cell>
          <table:table-cell office:value-type="float" office:value="0.4312">
            <text:p>4.312E-001</text:p>
          </table:table-cell>
          <table:table-cell office:value-type="float" office:value="0.6742">
            <text:p>6.742E-001</text:p>
          </table:table-cell>
          <table:table-cell office:value-type="float" office:value="1801">
            <text:p>1.801E+003</text:p>
          </table:table-cell>
          <table:table-cell office:value-type="float" office:value="0.0000005708">
            <text:p>5.708E-007</text:p>
          </table:table-cell>
          <table:table-cell office:value-type="float" office:value="0.0000001394">
            <text:p>1.394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86.83">
            <text:p>8.683E+001</text:p>
          </table:table-cell>
          <table:table-cell office:value-type="float" office:value="141.9">
            <text:p>1.419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6">
            <text:p>16</text:p>
          </table:table-cell>
          <table:table-cell office:value-type="float" office:value="0.0000000003532">
            <text:p>3.532E-010</text:p>
          </table:table-cell>
          <table:table-cell office:value-type="float" office:value="0.5653">
            <text:p>5.653E-001</text:p>
          </table:table-cell>
          <table:table-cell office:value-type="float" office:value="0.4977">
            <text:p>4.977E-001</text:p>
          </table:table-cell>
          <table:table-cell office:value-type="float" office:value="1295">
            <text:p>1.295E+003</text:p>
          </table:table-cell>
          <table:table-cell office:value-type="float" office:value="0.00000067">
            <text:p>6.700E-007</text:p>
          </table:table-cell>
          <table:table-cell office:value-type="float" office:value="0.0000001548">
            <text:p>1.548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84.94">
            <text:p>8.494E+001</text:p>
          </table:table-cell>
          <table:table-cell office:value-type="float" office:value="156.7">
            <text:p>1.567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7">
            <text:p>17</text:p>
          </table:table-cell>
          <table:table-cell office:value-type="float" office:value="0.0000000002464">
            <text:p>2.464E-010</text:p>
          </table:table-cell>
          <table:table-cell office:value-type="float" office:value="0.554">
            <text:p>5.540E-001</text:p>
          </table:table-cell>
          <table:table-cell office:value-type="float" office:value="1.083">
            <text:p>1.083E+000</text:p>
          </table:table-cell>
          <table:table-cell office:value-type="float" office:value="1497">
            <text:p>1.497E+003</text:p>
          </table:table-cell>
          <table:table-cell office:value-type="float" office:value="0.0000008893">
            <text:p>8.893E-007</text:p>
          </table:table-cell>
          <table:table-cell table:number-columns-repeated="6" office:value-type="float" office:value="0">
            <text:p>0.000E+000</text:p>
          </table:table-cell>
          <table:table-cell office:value-type="float" office:value="82.94">
            <text:p>8.294E+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8">
            <text:p>18</text:p>
          </table:table-cell>
          <table:table-cell office:value-type="float" office:value="0.0000000002677">
            <text:p>2.677E-010</text:p>
          </table:table-cell>
          <table:table-cell office:value-type="float" office:value="0.5552">
            <text:p>5.552E-001</text:p>
          </table:table-cell>
          <table:table-cell office:value-type="float" office:value="1.181">
            <text:p>1.181E+000</text:p>
          </table:table-cell>
          <table:table-cell office:value-type="float" office:value="1739">
            <text:p>1.739E+003</text:p>
          </table:table-cell>
          <table:table-cell office:value-type="float" office:value="0.000001139">
            <text:p>1.139E-006</text:p>
          </table:table-cell>
          <table:table-cell office:value-type="float" office:value="0.0000004722">
            <text:p>4.722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96.59">
            <text:p>9.659E+001</text:p>
          </table:table-cell>
          <table:table-cell office:value-type="float" office:value="241.5">
            <text:p>2.415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19">
            <text:p>19</text:p>
          </table:table-cell>
          <table:table-cell office:value-type="float" office:value="0.0000000002215">
            <text:p>2.215E-010</text:p>
          </table:table-cell>
          <table:table-cell office:value-type="float" office:value="0.5336">
            <text:p>5.336E-001</text:p>
          </table:table-cell>
          <table:table-cell office:value-type="float" office:value="1.974">
            <text:p>1.974E+000</text:p>
          </table:table-cell>
          <table:table-cell office:value-type="float" office:value="2194">
            <text:p>2.194E+003</text:p>
          </table:table-cell>
          <table:table-cell office:value-type="float" office:value="0.000001006">
            <text:p>1.006E-006</text:p>
          </table:table-cell>
          <table:table-cell office:value-type="float" office:value="0.0000004371">
            <text:p>4.371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99.43">
            <text:p>9.943E+001</text:p>
          </table:table-cell>
          <table:table-cell office:value-type="float" office:value="270.4">
            <text:p>2.704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0">
            <text:p>20</text:p>
          </table:table-cell>
          <table:table-cell office:value-type="float" office:value="0.0000000003457">
            <text:p>3.457E-010</text:p>
          </table:table-cell>
          <table:table-cell office:value-type="float" office:value="0.5665">
            <text:p>5.665E-001</text:p>
          </table:table-cell>
          <table:table-cell office:value-type="float" office:value="1.157">
            <text:p>1.157E+000</text:p>
          </table:table-cell>
          <table:table-cell office:value-type="float" office:value="2352">
            <text:p>2.352E+003</text:p>
          </table:table-cell>
          <table:table-cell office:value-type="float" office:value="0.0000009836">
            <text:p>9.836E-007</text:p>
          </table:table-cell>
          <table:table-cell office:value-type="float" office:value="0.0000004403">
            <text:p>4.403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98.26">
            <text:p>9.826E+001</text:p>
          </table:table-cell>
          <table:table-cell office:value-type="float" office:value="267.3">
            <text:p>2.673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1">
            <text:p>21</text:p>
          </table:table-cell>
          <table:table-cell office:value-type="float" office:value="0.0000000003672">
            <text:p>3.672E-010</text:p>
          </table:table-cell>
          <table:table-cell office:value-type="float" office:value="0.5785">
            <text:p>5.785E-001</text:p>
          </table:table-cell>
          <table:table-cell office:value-type="float" office:value="1.239">
            <text:p>1.239E+000</text:p>
          </table:table-cell>
          <table:table-cell office:value-type="float" office:value="2511">
            <text:p>2.511E+003</text:p>
          </table:table-cell>
          <table:table-cell office:value-type="float" office:value="0.00000003592">
            <text:p>3.592E-008</text:p>
          </table:table-cell>
          <table:table-cell office:value-type="float" office:value="0.0000008306">
            <text:p>8.306E-007</text:p>
          </table:table-cell>
          <table:table-cell office:value-type="float" office:value="0.0000006246">
            <text:p>6.246E-007</text:p>
          </table:table-cell>
          <table:table-cell table:number-columns-repeated="4" office:value-type="float" office:value="0">
            <text:p>0.000E+000</text:p>
          </table:table-cell>
          <table:table-cell office:value-type="float" office:value="47.6">
            <text:p>4.760E+001</text:p>
          </table:table-cell>
          <table:table-cell office:value-type="float" office:value="84.84">
            <text:p>8.484E+001</text:p>
          </table:table-cell>
          <table:table-cell office:value-type="float" office:value="259">
            <text:p>2.590E+002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2">
            <text:p>22</text:p>
          </table:table-cell>
          <table:table-cell office:value-type="float" office:value="0.0000000004016">
            <text:p>4.016E-010</text:p>
          </table:table-cell>
          <table:table-cell office:value-type="float" office:value="0.5913">
            <text:p>5.913E-001</text:p>
          </table:table-cell>
          <table:table-cell office:value-type="float" office:value="1.256">
            <text:p>1.256E+000</text:p>
          </table:table-cell>
          <table:table-cell office:value-type="float" office:value="2687">
            <text:p>2.687E+003</text:p>
          </table:table-cell>
          <table:table-cell office:value-type="float" office:value="0.0000002279">
            <text:p>2.279E-007</text:p>
          </table:table-cell>
          <table:table-cell office:value-type="float" office:value="0.0000006358">
            <text:p>6.358E-007</text:p>
          </table:table-cell>
          <table:table-cell table:number-columns-repeated="5" office:value-type="float" office:value="0">
            <text:p>0.000E+000</text:p>
          </table:table-cell>
          <table:table-cell office:value-type="float" office:value="43.36">
            <text:p>4.336E+001</text:p>
          </table:table-cell>
          <table:table-cell office:value-type="float" office:value="124.3">
            <text:p>1.243E+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3">
            <text:p>23</text:p>
          </table:table-cell>
          <table:table-cell office:value-type="float" office:value="0.0000000003472">
            <text:p>3.472E-010</text:p>
          </table:table-cell>
          <table:table-cell office:value-type="float" office:value="0.5868">
            <text:p>5.868E-001</text:p>
          </table:table-cell>
          <table:table-cell office:value-type="float" office:value="1.87">
            <text:p>1.870E+000</text:p>
          </table:table-cell>
          <table:table-cell office:value-type="float" office:value="2947">
            <text:p>2.947E+003</text:p>
          </table:table-cell>
          <table:table-cell office:value-type="float" office:value="0.0000003708">
            <text:p>3.708E-007</text:p>
          </table:table-cell>
          <table:table-cell office:value-type="float" office:value="0.0000002883">
            <text:p>2.883E-007</text:p>
          </table:table-cell>
          <table:table-cell office:value-type="float" office:value="0.00000005419">
            <text:p>5.419E-008</text:p>
          </table:table-cell>
          <table:table-cell table:number-columns-repeated="4" office:value-type="float" office:value="0">
            <text:p>0.000E+000</text:p>
          </table:table-cell>
          <table:table-cell office:value-type="float" office:value="53.71">
            <text:p>5.371E+001</text:p>
          </table:table-cell>
          <table:table-cell office:value-type="float" office:value="157.2">
            <text:p>1.572E+002</text:p>
          </table:table-cell>
          <table:table-cell office:value-type="float" office:value="3633">
            <text:p>3.633E+003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4">
            <text:p>24</text:p>
          </table:table-cell>
          <table:table-cell office:value-type="float" office:value="0.0000000006909">
            <text:p>6.909E-010</text:p>
          </table:table-cell>
          <table:table-cell office:value-type="float" office:value="0.6194">
            <text:p>6.194E-001</text:p>
          </table:table-cell>
          <table:table-cell office:value-type="float" office:value="0.7191">
            <text:p>7.191E-001</text:p>
          </table:table-cell>
          <table:table-cell office:value-type="float" office:value="3143">
            <text:p>3.143E+003</text:p>
          </table:table-cell>
          <table:table-cell office:value-type="float" office:value="0.0000001599">
            <text:p>1.599E-007</text:p>
          </table:table-cell>
          <table:table-cell office:value-type="float" office:value="0.000002133">
            <text:p>2.133E-006</text:p>
          </table:table-cell>
          <table:table-cell office:value-type="float" office:value="0.0000002597">
            <text:p>2.597E-007</text:p>
          </table:table-cell>
          <table:table-cell table:number-columns-repeated="4" office:value-type="float" office:value="0">
            <text:p>0.000E+000</text:p>
          </table:table-cell>
          <table:table-cell office:value-type="float" office:value="43.86">
            <text:p>4.386E+001</text:p>
          </table:table-cell>
          <table:table-cell office:value-type="float" office:value="1331">
            <text:p>1.331E+003</text:p>
          </table:table-cell>
          <table:table-cell office:value-type="float" office:value="381.5">
            <text:p>3.815E+002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5">
            <text:p>25</text:p>
          </table:table-cell>
          <table:table-cell office:value-type="float" office:value="0.0000000004936">
            <text:p>4.936E-010</text:p>
          </table:table-cell>
          <table:table-cell office:value-type="float" office:value="0.5469">
            <text:p>5.469E-001</text:p>
          </table:table-cell>
          <table:table-cell office:value-type="float" office:value="1.637">
            <text:p>1.637E+000</text:p>
          </table:table-cell>
          <table:table-cell office:value-type="float" office:value="12540">
            <text:p>1.254E+004</text:p>
          </table:table-cell>
          <table:table-cell office:value-type="float" office:value="0.000000001326">
            <text:p>1.326E-009</text:p>
          </table:table-cell>
          <table:table-cell office:value-type="float" office:value="0.00000004784">
            <text:p>4.784E-008</text:p>
          </table:table-cell>
          <table:table-cell office:value-type="float" office:value="0.0000001122">
            <text:p>1.122E-007</text:p>
          </table:table-cell>
          <table:table-cell office:value-type="float" office:value="0.0000001566">
            <text:p>1.566E-007</text:p>
          </table:table-cell>
          <table:table-cell office:value-type="float" office:value="0.0000004699">
            <text:p>4.699E-007</text:p>
          </table:table-cell>
          <table:table-cell office:value-type="float" office:value="0.000001978">
            <text:p>1.978E-006</text:p>
          </table:table-cell>
          <table:table-cell office:value-type="float" office:value="0.00000001057">
            <text:p>1.057E-008</text:p>
          </table:table-cell>
          <table:table-cell office:value-type="float" office:value="2.727">
            <text:p>2.727E+000</text:p>
          </table:table-cell>
          <table:table-cell office:value-type="float" office:value="9.651">
            <text:p>9.651E+000</text:p>
          </table:table-cell>
          <table:table-cell office:value-type="float" office:value="34.94">
            <text:p>3.494E+001</text:p>
          </table:table-cell>
          <table:table-cell office:value-type="float" office:value="77.49">
            <text:p>7.749E+001</text:p>
          </table:table-cell>
          <table:table-cell office:value-type="float" office:value="535.9">
            <text:p>5.359E+002</text:p>
          </table:table-cell>
          <table:table-cell office:value-type="float" office:value="1430">
            <text:p>1.430E+003</text:p>
          </table:table-cell>
          <table:table-cell office:value-type="float" office:value="19890">
            <text:p>1.989E+004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6">
            <text:p>26</text:p>
          </table:table-cell>
          <table:table-cell office:value-type="float" office:value="0.0000000003051">
            <text:p>3.051E-010</text:p>
          </table:table-cell>
          <table:table-cell office:value-type="float" office:value="0.4446">
            <text:p>4.446E-001</text:p>
          </table:table-cell>
          <table:table-cell office:value-type="float" office:value="4.565">
            <text:p>4.565E+000</text:p>
          </table:table-cell>
          <table:table-cell office:value-type="float" office:value="21800">
            <text:p>2.180E+004</text:p>
          </table:table-cell>
          <table:table-cell office:value-type="float" office:value="0.000000002457">
            <text:p>2.457E-009</text:p>
          </table:table-cell>
          <table:table-cell office:value-type="float" office:value="0.0000005237">
            <text:p>5.237E-007</text:p>
          </table:table-cell>
          <table:table-cell office:value-type="float" office:value="0.000002397">
            <text:p>2.397E-006</text:p>
          </table:table-cell>
          <table:table-cell office:value-type="float" office:value="0.000000476">
            <text:p>4.760E-007</text:p>
          </table:table-cell>
          <table:table-cell office:value-type="float" office:value="-0.00000007295">
            <text:p>-7.295E-008</text:p>
          </table:table-cell>
          <table:table-cell table:number-columns-repeated="2" office:value-type="float" office:value="0">
            <text:p>0.000E+000</text:p>
          </table:table-cell>
          <table:table-cell office:value-type="float" office:value="444">
            <text:p>4.440E+002</text:p>
          </table:table-cell>
          <table:table-cell office:value-type="float" office:value="672.6">
            <text:p>6.726E+002</text:p>
          </table:table-cell>
          <table:table-cell office:value-type="float" office:value="1324">
            <text:p>1.324E+003</text:p>
          </table:table-cell>
          <table:table-cell office:value-type="float" office:value="2791">
            <text:p>2.791E+003</text:p>
          </table:table-cell>
          <table:table-cell office:value-type="float" office:value="6394">
            <text:p>6.394E+003</text:p>
          </table:table-cell>
          <table:table-cell table:number-columns-repeated="2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7">
            <text:p>27</text:p>
          </table:table-cell>
          <table:table-cell office:value-type="float" office:value="0.0000000006842">
            <text:p>6.842E-010</text:p>
          </table:table-cell>
          <table:table-cell office:value-type="float" office:value="0.5709">
            <text:p>5.709E-001</text:p>
          </table:table-cell>
          <table:table-cell office:value-type="float" office:value="1.283">
            <text:p>1.283E+000</text:p>
          </table:table-cell>
          <table:table-cell office:value-type="float" office:value="14480">
            <text:p>1.448E+004</text:p>
          </table:table-cell>
          <table:table-cell office:value-type="float" office:value="0.0000000004556">
            <text:p>4.556E-010</text:p>
          </table:table-cell>
          <table:table-cell office:value-type="float" office:value="0.000000002475">
            <text:p>2.475E-009</text:p>
          </table:table-cell>
          <table:table-cell office:value-type="float" office:value="0.00000001219">
            <text:p>1.219E-008</text:p>
          </table:table-cell>
          <table:table-cell office:value-type="float" office:value="0.000000084">
            <text:p>8.400E-008</text:p>
          </table:table-cell>
          <table:table-cell office:value-type="float" office:value="0.000001283">
            <text:p>1.283E-006</text:p>
          </table:table-cell>
          <table:table-cell office:value-type="float" office:value="0.000002281">
            <text:p>2.281E-006</text:p>
          </table:table-cell>
          <table:table-cell office:value-type="float" office:value="0">
            <text:p>0.000E+000</text:p>
          </table:table-cell>
          <table:table-cell office:value-type="float" office:value="1.366">
            <text:p>1.366E+000</text:p>
          </table:table-cell>
          <table:table-cell office:value-type="float" office:value="11.96">
            <text:p>1.196E+001</text:p>
          </table:table-cell>
          <table:table-cell office:value-type="float" office:value="35.38">
            <text:p>3.538E+001</text:p>
          </table:table-cell>
          <table:table-cell office:value-type="float" office:value="217.5">
            <text:p>2.175E+002</text:p>
          </table:table-cell>
          <table:table-cell office:value-type="float" office:value="854.1">
            <text:p>8.541E+002</text:p>
          </table:table-cell>
          <table:table-cell office:value-type="float" office:value="1670">
            <text:p>1.670E+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8">
            <text:p>28</text:p>
          </table:table-cell>
          <table:table-cell office:value-type="float" office:value="0.000000001033">
            <text:p>1.033E-009</text:p>
          </table:table-cell>
          <table:table-cell office:value-type="float" office:value="0.6234">
            <text:p>6.234E-001</text:p>
          </table:table-cell>
          <table:table-cell office:value-type="float" office:value="0.7189">
            <text:p>7.189E-001</text:p>
          </table:table-cell>
          <table:table-cell office:value-type="float" office:value="12210">
            <text:p>1.221E+004</text:p>
          </table:table-cell>
          <table:table-cell office:value-type="float" office:value="0.000000001362">
            <text:p>1.362E-009</text:p>
          </table:table-cell>
          <table:table-cell office:value-type="float" office:value="0.0000000119">
            <text:p>1.190E-008</text:p>
          </table:table-cell>
          <table:table-cell office:value-type="float" office:value="0.00000003046">
            <text:p>3.046E-008</text:p>
          </table:table-cell>
          <table:table-cell office:value-type="float" office:value="0.0000001355">
            <text:p>1.355E-007</text:p>
          </table:table-cell>
          <table:table-cell office:value-type="float" office:value="0.000001145">
            <text:p>1.145E-006</text:p>
          </table:table-cell>
          <table:table-cell office:value-type="float" office:value="0.00000225">
            <text:p>2.250E-006</text:p>
          </table:table-cell>
          <table:table-cell office:value-type="float" office:value="0.00000007386">
            <text:p>7.386E-008</text:p>
          </table:table-cell>
          <table:table-cell office:value-type="float" office:value="1.433">
            <text:p>1.433E+000</text:p>
          </table:table-cell>
          <table:table-cell office:value-type="float" office:value="10.13">
            <text:p>1.013E+001</text:p>
          </table:table-cell>
          <table:table-cell office:value-type="float" office:value="42.08">
            <text:p>4.208E+001</text:p>
          </table:table-cell>
          <table:table-cell office:value-type="float" office:value="205.9">
            <text:p>2.059E+002</text:p>
          </table:table-cell>
          <table:table-cell office:value-type="float" office:value="846.2">
            <text:p>8.462E+002</text:p>
          </table:table-cell>
          <table:table-cell office:value-type="float" office:value="1636">
            <text:p>1.636E+003</text:p>
          </table:table-cell>
          <table:table-cell office:value-type="float" office:value="4049">
            <text:p>4.049E+003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29">
            <text:p>29</text:p>
          </table:table-cell>
          <table:table-cell office:value-type="float" office:value="0.000000001497">
            <text:p>1.497E-009</text:p>
          </table:table-cell>
          <table:table-cell office:value-type="float" office:value="0.6596">
            <text:p>6.596E-001</text:p>
          </table:table-cell>
          <table:table-cell office:value-type="float" office:value="0.4302">
            <text:p>4.302E-001</text:p>
          </table:table-cell>
          <table:table-cell office:value-type="float" office:value="11000">
            <text:p>1.100E+004</text:p>
          </table:table-cell>
          <table:table-cell office:value-type="float" office:value="0.000000003025">
            <text:p>3.025E-009</text:p>
          </table:table-cell>
          <table:table-cell office:value-type="float" office:value="0.00000002182">
            <text:p>2.182E-008</text:p>
          </table:table-cell>
          <table:table-cell office:value-type="float" office:value="0.00000006246">
            <text:p>6.246E-008</text:p>
          </table:table-cell>
          <table:table-cell office:value-type="float" office:value="0.0000001126">
            <text:p>1.126E-007</text:p>
          </table:table-cell>
          <table:table-cell office:value-type="float" office:value="0.00000071">
            <text:p>7.100E-007</text:p>
          </table:table-cell>
          <table:table-cell office:value-type="float" office:value="0.000002854">
            <text:p>2.854E-006</text:p>
          </table:table-cell>
          <table:table-cell office:value-type="float" office:value="0">
            <text:p>0.000E+000</text:p>
          </table:table-cell>
          <table:table-cell office:value-type="float" office:value="2.291">
            <text:p>2.291E+000</text:p>
          </table:table-cell>
          <table:table-cell office:value-type="float" office:value="10.5">
            <text:p>1.050E+001</text:p>
          </table:table-cell>
          <table:table-cell office:value-type="float" office:value="39.95">
            <text:p>3.995E+001</text:p>
          </table:table-cell>
          <table:table-cell office:value-type="float" office:value="134.6">
            <text:p>1.346E+002</text:p>
          </table:table-cell>
          <table:table-cell office:value-type="float" office:value="634.9">
            <text:p>6.349E+002</text:p>
          </table:table-cell>
          <table:table-cell office:value-type="float" office:value="1616">
            <text:p>1.616E+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0">
            <text:p>30</text:p>
          </table:table-cell>
          <table:table-cell office:value-type="float" office:value="0.00000000233">
            <text:p>2.330E-009</text:p>
          </table:table-cell>
          <table:table-cell office:value-type="float" office:value="0.6908">
            <text:p>6.908E-001</text:p>
          </table:table-cell>
          <table:table-cell office:value-type="float" office:value="0.2267">
            <text:p>2.267E-001</text:p>
          </table:table-cell>
          <table:table-cell office:value-type="float" office:value="10090">
            <text:p>1.009E+004</text:p>
          </table:table-cell>
          <table:table-cell office:value-type="float" office:value="0.000000001902">
            <text:p>1.902E-009</text:p>
          </table:table-cell>
          <table:table-cell office:value-type="float" office:value="0.00000003019">
            <text:p>3.019E-008</text:p>
          </table:table-cell>
          <table:table-cell office:value-type="float" office:value="0.00000007424">
            <text:p>7.424E-008</text:p>
          </table:table-cell>
          <table:table-cell office:value-type="float" office:value="0.0000001457">
            <text:p>1.457E-007</text:p>
          </table:table-cell>
          <table:table-cell office:value-type="float" office:value="0.0000006501">
            <text:p>6.501E-007</text:p>
          </table:table-cell>
          <table:table-cell office:value-type="float" office:value="0.000001902">
            <text:p>1.902E-006</text:p>
          </table:table-cell>
          <table:table-cell office:value-type="float" office:value="0.00000001115">
            <text:p>1.115E-008</text:p>
          </table:table-cell>
          <table:table-cell office:value-type="float" office:value="1.455">
            <text:p>1.455E+000</text:p>
          </table:table-cell>
          <table:table-cell office:value-type="float" office:value="11.96">
            <text:p>1.196E+001</text:p>
          </table:table-cell>
          <table:table-cell office:value-type="float" office:value="43.77">
            <text:p>4.377E+001</text:p>
          </table:table-cell>
          <table:table-cell office:value-type="float" office:value="158.5">
            <text:p>1.585E+002</text:p>
          </table:table-cell>
          <table:table-cell office:value-type="float" office:value="783.6">
            <text:p>7.836E+002</text:p>
          </table:table-cell>
          <table:table-cell office:value-type="float" office:value="1758">
            <text:p>1.758E+003</text:p>
          </table:table-cell>
          <table:table-cell office:value-type="float" office:value="129800">
            <text:p>1.298E+005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1">
            <text:p>31</text:p>
          </table:table-cell>
          <table:table-cell office:value-type="float" office:value="0.000000003422">
            <text:p>3.422E-009</text:p>
          </table:table-cell>
          <table:table-cell office:value-type="float" office:value="0.7122">
            <text:p>7.122E-001</text:p>
          </table:table-cell>
          <table:table-cell office:value-type="float" office:value="0.1321">
            <text:p>1.321E-001</text:p>
          </table:table-cell>
          <table:table-cell office:value-type="float" office:value="9539">
            <text:p>9.539E+003</text:p>
          </table:table-cell>
          <table:table-cell office:value-type="float" office:value="0.000000002431">
            <text:p>2.431E-009</text:p>
          </table:table-cell>
          <table:table-cell office:value-type="float" office:value="0.00000003479">
            <text:p>3.479E-008</text:p>
          </table:table-cell>
          <table:table-cell office:value-type="float" office:value="0.0000000992">
            <text:p>9.920E-008</text:p>
          </table:table-cell>
          <table:table-cell office:value-type="float" office:value="0.0000001981">
            <text:p>1.981E-007</text:p>
          </table:table-cell>
          <table:table-cell office:value-type="float" office:value="0.000000735">
            <text:p>7.350E-007</text:p>
          </table:table-cell>
          <table:table-cell office:value-type="float" office:value="0.000001436">
            <text:p>1.436E-006</text:p>
          </table:table-cell>
          <table:table-cell office:value-type="float" office:value="0">
            <text:p>0.000E+000</text:p>
          </table:table-cell>
          <table:table-cell office:value-type="float" office:value="1.289">
            <text:p>1.289E+000</text:p>
          </table:table-cell>
          <table:table-cell office:value-type="float" office:value="14.24">
            <text:p>1.424E+001</text:p>
          </table:table-cell>
          <table:table-cell office:value-type="float" office:value="50.99">
            <text:p>5.099E+001</text:p>
          </table:table-cell>
          <table:table-cell office:value-type="float" office:value="168.9">
            <text:p>1.689E+002</text:p>
          </table:table-cell>
          <table:table-cell office:value-type="float" office:value="896.2">
            <text:p>8.962E+002</text:p>
          </table:table-cell>
          <table:table-cell office:value-type="float" office:value="1875">
            <text:p>1.875E+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2">
            <text:p>32</text:p>
          </table:table-cell>
          <table:table-cell office:value-type="float" office:value="0.000000004645">
            <text:p>4.645E-009</text:p>
          </table:table-cell>
          <table:table-cell office:value-type="float" office:value="0.7261">
            <text:p>7.261E-001</text:p>
          </table:table-cell>
          <table:table-cell office:value-type="float" office:value="0.08773">
            <text:p>8.773E-002</text:p>
          </table:table-cell>
          <table:table-cell office:value-type="float" office:value="9333">
            <text:p>9.333E+003</text:p>
          </table:table-cell>
          <table:table-cell office:value-type="float" office:value="0.000000004914">
            <text:p>4.914E-009</text:p>
          </table:table-cell>
          <table:table-cell office:value-type="float" office:value="0.0000000192">
            <text:p>1.920E-008</text:p>
          </table:table-cell>
          <table:table-cell office:value-type="float" office:value="0.0000001394">
            <text:p>1.394E-007</text:p>
          </table:table-cell>
          <table:table-cell office:value-type="float" office:value="0.00000018">
            <text:p>1.800E-007</text:p>
          </table:table-cell>
          <table:table-cell table:number-columns-repeated="2" office:value-type="float" office:value="0.0000005373">
            <text:p>5.373E-007</text:p>
          </table:table-cell>
          <table:table-cell office:value-type="float" office:value="0.0000004509">
            <text:p>4.509E-007</text:p>
          </table:table-cell>
          <table:table-cell office:value-type="float" office:value="0.8412">
            <text:p>8.412E-001</text:p>
          </table:table-cell>
          <table:table-cell office:value-type="float" office:value="12.96">
            <text:p>1.296E+001</text:p>
          </table:table-cell>
          <table:table-cell office:value-type="float" office:value="62.51">
            <text:p>6.251E+001</text:p>
          </table:table-cell>
          <table:table-cell office:value-type="float" office:value="274.6">
            <text:p>2.746E+002</text:p>
          </table:table-cell>
          <table:table-cell table:number-columns-repeated="2" office:value-type="float" office:value="1593">
            <text:p>1.593E+003</text:p>
          </table:table-cell>
          <table:table-cell office:value-type="float" office:value="9850">
            <text:p>9.850E+003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3">
            <text:p>33</text:p>
          </table:table-cell>
          <table:table-cell office:value-type="float" office:value="0.000000001674">
            <text:p>1.674E-009</text:p>
          </table:table-cell>
          <table:table-cell office:value-type="float" office:value="0.6723">
            <text:p>6.723E-001</text:p>
          </table:table-cell>
          <table:table-cell office:value-type="float" office:value="0.5891">
            <text:p>5.891E-001</text:p>
          </table:table-cell>
          <table:table-cell office:value-type="float" office:value="15300">
            <text:p>1.530E+004</text:p>
          </table:table-cell>
          <table:table-cell office:value-type="float" office:value="0.00000000382">
            <text:p>3.820E-009</text:p>
          </table:table-cell>
          <table:table-cell office:value-type="float" office:value="0.00000002543">
            <text:p>2.543E-008</text:p>
          </table:table-cell>
          <table:table-cell office:value-type="float" office:value="0.00000009744">
            <text:p>9.744E-008</text:p>
          </table:table-cell>
          <table:table-cell office:value-type="float" office:value="0.00000008792">
            <text:p>8.792E-008</text:p>
          </table:table-cell>
          <table:table-cell office:value-type="float" office:value="0.0000006338">
            <text:p>6.338E-007</text:p>
          </table:table-cell>
          <table:table-cell office:value-type="float" office:value="0.0000006059">
            <text:p>6.059E-007</text:p>
          </table:table-cell>
          <table:table-cell office:value-type="float" office:value="0.0000000256">
            <text:p>2.560E-008</text:p>
          </table:table-cell>
          <table:table-cell office:value-type="float" office:value="4.343">
            <text:p>4.343E+000</text:p>
          </table:table-cell>
          <table:table-cell office:value-type="float" office:value="14.32">
            <text:p>1.432E+001</text:p>
          </table:table-cell>
          <table:table-cell office:value-type="float" office:value="69.52">
            <text:p>6.952E+001</text:p>
          </table:table-cell>
          <table:table-cell office:value-type="float" office:value="420.9">
            <text:p>4.209E+002</text:p>
          </table:table-cell>
          <table:table-cell office:value-type="float" office:value="1685">
            <text:p>1.685E+003</text:p>
          </table:table-cell>
          <table:table-cell office:value-type="float" office:value="9944">
            <text:p>9.944E+003</text:p>
          </table:table-cell>
          <table:table-cell office:value-type="float" office:value="31660">
            <text:p>3.166E+004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4">
            <text:p>34</text:p>
          </table:table-cell>
          <table:table-cell office:value-type="float" office:value="0.00000000063">
            <text:p>6.300E-010</text:p>
          </table:table-cell>
          <table:table-cell office:value-type="float" office:value="0.5851">
            <text:p>5.851E-001</text:p>
          </table:table-cell>
          <table:table-cell office:value-type="float" office:value="3.745">
            <text:p>3.745E+000</text:p>
          </table:table-cell>
          <table:table-cell office:value-type="float" office:value="27060">
            <text:p>2.706E+004</text:p>
          </table:table-cell>
          <table:table-cell office:value-type="float" office:value="0.0000003134">
            <text:p>3.134E-007</text:p>
          </table:table-cell>
          <table:table-cell office:value-type="float" office:value="0.0000005537">
            <text:p>5.537E-007</text:p>
          </table:table-cell>
          <table:table-cell office:value-type="float" office:value="-0.0000001075">
            <text:p>-1.075E-007</text:p>
          </table:table-cell>
          <table:table-cell table:number-columns-repeated="4" office:value-type="float" office:value="0">
            <text:p>0.000E+000</text:p>
          </table:table-cell>
          <table:table-cell office:value-type="float" office:value="9000">
            <text:p>9.000E+003</text:p>
          </table:table-cell>
          <table:table-cell office:value-type="float" office:value="12090">
            <text:p>1.209E+004</text:p>
          </table:table-cell>
          <table:table-cell office:value-type="float" office:value="13200">
            <text:p>1.320E+004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5">
            <text:p>35</text:p>
          </table:table-cell>
          <table:table-cell office:value-type="float" office:value="0.000000001245">
            <text:p>1.245E-009</text:p>
          </table:table-cell>
          <table:table-cell office:value-type="float" office:value="0.6716">
            <text:p>6.716E-001</text:p>
          </table:table-cell>
          <table:table-cell office:value-type="float" office:value="1.38">
            <text:p>1.380E+000</text:p>
          </table:table-cell>
          <table:table-cell office:value-type="float" office:value="66040">
            <text:p>6.604E+004</text:p>
          </table:table-cell>
          <table:table-cell office:value-type="float" office:value="0.0000002142">
            <text:p>2.142E-007</text:p>
          </table:table-cell>
          <table:table-cell office:value-type="float" office:value="0.0000002746">
            <text:p>2.746E-007</text:p>
          </table:table-cell>
          <table:table-cell office:value-type="float" office:value="-0.000000002361">
            <text:p>-2.361E-009</text:p>
          </table:table-cell>
          <table:table-cell table:number-columns-repeated="4" office:value-type="float" office:value="0">
            <text:p>0.000E+000</text:p>
          </table:table-cell>
          <table:table-cell office:value-type="float" office:value="9195">
            <text:p>9.195E+003</text:p>
          </table:table-cell>
          <table:table-cell office:value-type="float" office:value="12260">
            <text:p>1.226E+004</text:p>
          </table:table-cell>
          <table:table-cell office:value-type="float" office:value="17280">
            <text:p>1.728E+004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string">
            <text:p>Data:</text:p>
          </table:table-cell>
          <table:table-cell office:value-type="float" office:value="36">
            <text:p>36</text:p>
          </table:table-cell>
          <table:table-cell office:value-type="float" office:value="0.00000000314">
            <text:p>3.140E-009</text:p>
          </table:table-cell>
          <table:table-cell office:value-type="float" office:value="0.7485">
            <text:p>7.485E-001</text:p>
          </table:table-cell>
          <table:table-cell office:value-type="float" office:value="0.3048">
            <text:p>3.048E-001</text:p>
          </table:table-cell>
          <table:table-cell office:value-type="float" office:value="78090">
            <text:p>7.809E+004</text:p>
          </table:table-cell>
          <table:table-cell table:number-columns-repeated="14" office:value-type="float" office:value="0">
            <text:p>0.000E+000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scientific-number number:decimal-places="3" number:min-integer-digits="1" number:min-exponent-digits="2"/>
    </number:number-style>
    <number:number-style style:name="N146">
      <number:number number:decimal-places="0" number:min-integer-digits="3"/>
    </number:number-style>
    <number:number-style style:name="N147">
      <number:scientific-number number:decimal-places="3" number:min-integer-digits="1" number:min-exponent-digits="3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1">04/11/2009</text:date>, <text:time>18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9-02-24T19:42:11</meta:creation-date>
    <dc:date>2009-04-11T16:51:15</dc:date>
    <meta:editing-cycles>11</meta:editing-cycles>
    <meta:editing-duration>PT13H43M29S</meta:editing-duration>
    <meta:user-defined meta:name="Info 1"/>
    <meta:user-defined meta:name="Info 2"/>
    <meta:user-defined meta:name="Info 3"/>
    <meta:user-defined meta:name="Info 4"/>
    <meta:document-statistic meta:table-count="3" meta:cell-count="1248"/>
  </office:meta>
</office:document-meta>
</file>